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c582f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c582f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VII</text:span><text:span text:style-name="T5">I</text:span></text:p>
      <text:p text:style-name="P2"><text:span text:style-name="T6">Евгений, одетый в аккуратный костюм стоял у зеркала, поправляя шляпу. В руках его была аккуратная трость, на вид из темных благородных пород древесины. Юля внимательно смотрела то на него, то в окно. Неожиданно раздался звонок в дверь. </text:span></text:p>
      <text:p text:style-name="P2"><text:span text:style-name="T6">–Открой дверь, – спокойно сказал он.</text:span></text:p>
      <text:p text:style-name="P2"><text:span text:style-name="T6">–А если это люди Виктора? </text:span></text:p>
      <text:p text:style-name="P2"><text:span text:style-name="T6">–Не переживай, я рядом буду. </text:span></text:p>
      <text:p text:style-name="P2"><text:span text:style-name="T6">–Хорошо. </text:span></text:p>
      <text:p text:style-name="P2"><text:span text:style-name="T6">Девушка боязливо открыла дверь. На пороге стоял человек в черных очках с пистолетом. </text:span></text:p>
      <text:p text:style-name="P2"><text:span text:style-name="T6">–Миссис академик, прошу пройти с нами. Вам запрещено было покидать территорию Shadow company enterprises. Не делайте хуже себе. </text:span></text:p>
      <text:p text:style-name="P2"><text:span text:style-name="T6">–Не советую делать этого, – спокойно сказал Евгений, спускаясь по лестнице. </text:span></text:p>
      <text:p text:style-name="P2"><text:span text:style-name="T6">–Слышь, дед, а ты кто такой?! Шел бы отсюда и не лез, мне не нужны свидетели. </text:span></text:p>
      <text:p text:style-name="P2"><text:span text:style-name="T6">–А вот это было уже обидно, – сказал Рубин. </text:span></text:p>
      <text:p text:style-name="P2"><text:span text:style-name="T6">Евгений осторожно поднял трость. Из конца ее резко вылетел небольшой дротик, втыкаясь метко в плечо недоброжелателя. Через пару секунд послышался треск, и по телу вошедшего побежали искры. Пистолет выпал его рук, он весь затрясся и через несколько секунд рухнул на пол. Евгений поправил галстук и покачал головой. Юля в шоке шарахнулась в сторону от двери. Евгений осторожно повернул верхнюю часть трости. С двух сторон разложились два </text:span><text:soft-page-break/><text:span text:style-name="T6">крюкообразных захвата. Подойдя к двери, он вытянул руку на улицу и повернул трость горизонтально. Резко она сложилась, обхватывая захватами шеи двух людей, стоящих по сторонам от двери, сталкивая их друг с другом головами и пропуская по их телу электрический разряд. </text:span></text:p>
      <text:p text:style-name="P2"><text:span text:style-name="T6">–Пойдем, нам пора, – обратился он к девушке. </text:span></text:p>
      <text:p text:style-name="P2"><text:span text:style-name="T6">–А как же быть с ними? </text:span></text:p>
      <text:p text:style-name="P2"><text:span text:style-name="T6">–О, не переживай, о них позаботятся. </text:span></text:p>
      <text:p text:style-name="P2"><text:span text:style-name="T6">Юля и Евгений вышли из дома, где и встретили еще 6 человек с оружием. </text:span></text:p>
      <text:p text:style-name="P2"><text:span text:style-name="T6">–Оставайтесь на своих местах! – крикнул один из них. </text:span></text:p>
      <text:p text:style-name="P2"><text:span text:style-name="T6">–Оу, господа, зачем так грубо? Примерьте лучше шляпу, – сказал агент, снимая цилиндр и кидая в центр толпы. Неожиданно из него в стороны разлетелись веревки с металлическими шарами на конце, прочно связывая по рукам и ногам нападавших. Шары прочно сцепились друг с другом. </text:span></text:p>
      <text:p text:style-name="P2"><text:span text:style-name="T6">–Не переживайте, друзья. Веревка из уникального полимерного материала. Разрезать практически невозможно. Шары сцеплены на основе мощных электромагнитов. </text:span></text:p>
      <text:p text:style-name="P2"><text:span text:style-name="T6">–Сдохни, урод! – крикнул человек, выбегая из-за угла и делая несколько выстрелов из револьвера в тело Евгения. </text:span></text:p>
      <text:p text:style-name="P2"><text:span text:style-name="T6">Евгений, как ни в чем не бывало, посмотрел на него и лишь отряхнулся. После он повернул другую часть трости. По краям разложилась дуга и автоматически натянулась прочная тетива, превращай трость в мощный арбалет. Человек начал было убегать, но тут же свалился лицом вниз, а из ягодицы его торчал дротик. Евгений </text:span><text:soft-page-break/><text:span text:style-name="T6">со спокойным лицом сложил арбалет в трость, понял цилиндр и, отряхнув, надел его на голову. Послышался монотонный гул лопастей, и на территорию невдалеке от девушки и агента опустились два вертолета. Из них выбежали люди в спецназовской форме, забирая валявшихся людей. А к Евгению с серьезным видом подошел человек в аккуратном костюме, снимая черные очки.</text:span></text:p>
      <text:p text:style-name="P2"><text:span text:style-name="T6">–Ну здравствуйте, агент Рубин, – улыбаясь сказал он. </text:span></text:p>
      <text:p text:style-name="P2"><text:span text:style-name="T6">–Здравия делая, товарищ Полковник, – ответил Евгений, пожимая ему руку.</text:span></text:p>
      <text:p text:style-name="P2"><text:span text:style-name="T6">–Мы доставим вас в Корею максимально быстро и обеспечим необходимую поддержку. У вас много вещей? </text:span></text:p>
      <text:p text:style-name="P2"><text:span text:style-name="T6">–Нет. Этот титановый чемодан, трость и цилиндр. Со мной девушка. Это все. </text:span></text:p>
      <text:p text:style-name="P2"><text:span text:style-name="T6">–Тогда не будем медлить, садитесь в вертолет. </text:span></text:p>
      <text:p text:style-name="P2"><text:span text:style-name="T6">Захлопнув дверь дома, Евгений поднялся в вертолет. Послышался гул лопастей и вертолеты начали подниматься в воздух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51:19.571000000</meta:creation-date>
    <dc:date>2022-05-15T19:51:50.993000000</dc:date>
    <meta:editing-duration>PT31S</meta:editing-duration>
    <meta:editing-cycles>1</meta:editing-cycles>
    <meta:document-statistic meta:table-count="0" meta:image-count="0" meta:object-count="0" meta:page-count="3" meta:paragraph-count="27" meta:word-count="511" meta:character-count="3347" meta:non-whitespace-character-count="2831"/>
    <meta:generator>LibreOffice/7.2.2.2$Windows_X86_64 LibreOffice_project/02b2acce88a210515b4a5bb2e46cbfb63fe97d56</meta:generator>
  </office:meta>
</office:document-meta>
</file>